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222in"/>
    </style:style>
    <style:style style:name="co15" style:family="table-column">
      <style:table-column-properties fo:break-before="auto" style:column-width="1.211in"/>
    </style:style>
    <style:style style:name="co16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" table:number-columns-repeated="2" table:default-cell-style-name="ce4"/>
        <table:table-column table:style-name="co14" table:default-cell-style-name="ce4"/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1002" table:default-cell-style-name="ce4"/>
        <table:table-column table:style-name="co1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1"/>
          <table:table-cell table:style-name="ce7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1"/>
          <table:table-cell table:style-name="ce7" office:value-type="string" calcext:value-type="string" table:number-columns-spanned="2" table:number-rows-spanned="1">
            <text:p>Scale Up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Scale Down</text:p>
          </table:table-cell>
          <table:covered-table-cell table:style-name="ce1"/>
          <table:table-cell table:style-name="ce1" table:number-columns-repeated="1010"/>
          <table:table-cell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ce3" table:number-columns-repeated="1002"/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, 4 Pods -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20s, 2 Pods - 15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1">100% - 120s, 2 Pods - 30s</text:span>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style-name="ce6" office:value-type="float" office:value="0.1" calcext:value-type="float">
            <text:p>0.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- 30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250m</text:p>
          </table:table-cell>
          <table:table-cell table:style-name="ce8"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9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4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3 Pods – 4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Rand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7-16T19:08:36.333853917</dc:date>
    <meta:editing-duration>PT5H19M43S</meta:editing-duration>
    <meta:editing-cycles>19</meta:editing-cycles>
    <meta:generator>LibreOffice/7.3.7.2$Linux_X86_64 LibreOffice_project/30$Build-2</meta:generator>
    <meta:document-statistic meta:table-count="1" meta:cell-count="370" meta:object-count="0"/>
  </office:meta>
</office:document-meta>
</file>